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395d" officeooo:paragraph-rsid="001b395d"/>
    </style:style>
    <style:style style:name="P2" style:family="paragraph" style:parent-style-name="Standard" style:list-style-name="L1">
      <style:text-properties officeooo:rsid="001b395d" officeooo:paragraph-rsid="001b395d"/>
    </style:style>
    <style:style style:name="P3" style:family="paragraph" style:parent-style-name="Standard" style:list-style-name="L1">
      <style:text-properties officeooo:rsid="001c19bc" officeooo:paragraph-rsid="001c19bc"/>
    </style:style>
    <style:style style:name="P4" style:family="paragraph" style:parent-style-name="Standard" style:list-style-name="L1">
      <style:text-properties officeooo:rsid="001b674c" officeooo:paragraph-rsid="001b6bb1"/>
    </style:style>
    <style:style style:name="P5" style:family="paragraph" style:parent-style-name="Standard">
      <style:text-properties officeooo:rsid="001b674c" officeooo:paragraph-rsid="001dcc0b"/>
    </style:style>
    <style:style style:name="P6" style:family="paragraph" style:parent-style-name="Standard">
      <style:text-properties officeooo:rsid="001b674c" officeooo:paragraph-rsid="0020249e"/>
    </style:style>
    <style:style style:name="P7" style:family="paragraph" style:parent-style-name="Standard" style:list-style-name="L1">
      <style:text-properties officeooo:rsid="001b6bb1" officeooo:paragraph-rsid="001b6bb1"/>
    </style:style>
    <style:style style:name="P8" style:family="paragraph" style:parent-style-name="Standard">
      <style:text-properties officeooo:rsid="001dcc0b" officeooo:paragraph-rsid="001dcc0b"/>
    </style:style>
    <style:style style:name="P9" style:family="paragraph" style:parent-style-name="Standard">
      <style:text-properties fo:font-weight="bold" officeooo:rsid="001b674c" officeooo:paragraph-rsid="001b674c" style:font-weight-asian="bold" style:font-weight-complex="bold"/>
    </style:style>
    <style:style style:name="P10" style:family="paragraph" style:parent-style-name="Standard">
      <style:text-properties fo:font-weight="bold" officeooo:rsid="001b674c" officeooo:paragraph-rsid="0020249e" style:font-weight-asian="bold" style:font-weight-complex="bold"/>
    </style:style>
    <style:style style:name="P11" style:family="paragraph" style:parent-style-name="Standard">
      <style:text-properties officeooo:rsid="00205cd0" officeooo:paragraph-rsid="00205cd0"/>
    </style:style>
    <style:style style:name="T1" style:family="text">
      <style:text-properties officeooo:rsid="001b6bb1"/>
    </style:style>
    <style:style style:name="T2" style:family="text">
      <style:text-properties officeooo:rsid="001c19bc"/>
    </style:style>
    <style:style style:name="T3" style:family="text">
      <style:text-properties officeooo:rsid="001dcc0b"/>
    </style:style>
    <style:style style:name="T4" style:family="text">
      <style:text-properties officeooo:rsid="001f1635"/>
    </style:style>
    <style:style style:name="T5" style:family="text">
      <style:text-properties officeooo:rsid="0020249e"/>
    </style:style>
    <style:style style:name="T6" style:family="text">
      <style:text-properties officeooo:rsid="00205c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deia principal</text:p>
      <text:p text:style-name="P5"><text:tab/>Dado um volume M, <text:span text:style-name="T3">com volumes </text:span>vizinhos, L, R e W. </text:p>
      <text:p text:style-name="P5">L , <text:span text:style-name="T1">R e W </text:span>ter<text:span text:style-name="T1">ão</text:span>, além de M, outros dois vizinhos, <text:span text:style-name="T3">cada um, sendo</text:span> <text:span text:style-name="T1">H e N vizinhos de L</text:span>, <text:span text:style-name="T1">O e P vizinhos de R e S e V vizinhos de W.</text:span></text:p>
      <text:p text:style-name="P6"><text:span text:style-name="T5"><text:tab/>M ainda tem os vértices <text:s/>i, j, k em sua face oposta a Q, sendo o vértice i oposto ao volume W, k oposto ao volume R, e j oposto ao volume L. Ainda são importantes os vértices auxiliares w, l e r. Estes vértices são identificados em cada posição relativa ao volume M e aos seus vizinhos de face.</text:span></text:p>
      <text:p text:style-name="P6"/>
      <text:p text:style-name="P11">i, j, k, r, w e l são vértices auxiliares no entorno do vértice Q. Eles devem ser obtidos utilizando as arestas (pois eles se encontram no ponto médio destas arestas).</text:p>
      <text:p text:style-name="P6"/>
      <text:p text:style-name="P10"><text:span text:style-name="T6">Procedimento generalizado – ideia inicial:</text:span></text:p>
      <text:p text:style-name="P6"><text:span text:style-name="T5"><text:tab/>Identificar o volume W, vizinho de M (em princípio pode ser qualquer volume ao seu redor). Uma vez fixado W, L e R são volumes vizinhos a M compartilhando a face a esquerda e a direita, respectivamente, de maneira que j seja comartilhado pelos volumes M, W e R, k seja compartilhado pelos volumes M, W e L e i é o nó restante.</text:span></text:p>
      <text:p text:style-name="P6"/>
      <text:p text:style-name="P8">Também estão prefixados os volumes vizinhos de L, R e W, de maneira que L deve compartilhar o nó k com o volume H e o nó I com o volume N, então os outros nós do tetraedro L são Q (determinado) e w. De maneira similar R compartilha o nó j com O e o ní I com P, faltando apenas o nó l para fechar o tetraédro.</text:p>
      <text:p text:style-name="P8">W compartilha o <text:span text:style-name="T4">v</text:span>értice k com o volume V e j com o volume S, restando apenas a identificação do nó r.</text:p>
      <text:p text:style-name="P1"/>
      <text:p text:style-name="P1">Algoritmo LPEW2</text:p>
      <text:p text:style-name="P1"/>
      <text:list xml:id="list3552175159" text:style-name="L1">
        <text:list-item>
          <text:p text:style-name="P2">Dado o vértice Q pertencente aos vértices internos:</text:p>
          <text:list>
            <text:list-item>
              <text:p text:style-name="P2">Pegar volumes que compartilham o vértice Q</text:p>
            </text:list-item>
            <text:list-item>
              <text:p text:style-name="P2">Dado o volume M pertencente aos volumes que compartilham o vértice Q:</text:p>
              <text:list>
                <text:list-item>
                  <text:p text:style-name="P2">Pegar volumes adjacentes a M que compartilham o vértice Q</text:p>
                </text:list-item>
                <text:list-item>
                  <text:p text:style-name="P2">pegar Qi, Qj, Qk = arestas que contenham o vértice Q e pertençam ao volume M. </text:p>
                </text:list-item>
                <text:list-item>
                  <text:p text:style-name="P2">i, j, k são os vértices auxiliares, pontos médios das arestas Qi, Qj e Qk</text:p>
                </text:list-item>
                <text:list-item>
                  <text:p text:style-name="P2">W = volume adjacente a M (arbitrário), tal que M e W compartilhem os seguimentos de reta Qk e Qj</text:p>
                </text:list-item>
                <text:list-item>
                  <text:p text:style-name="P2">L = Volume a esquerda de M, tal que M e L compartilhem os seguimentos de reta Qk e Qi </text:p>
                </text:list-item>
                <text:list-item>
                  <text:p text:style-name="P2">R = Volume a direita de M, tal que M e R compartilhem os seguimentos de reta Qj e Qi</text:p>
                </text:list-item>
                <text:list-item>
                  <text:p text:style-name="P3">Identificar Qw, Ql e Qr</text:p>
                </text:list-item>
                <text:list-item>
                  <text:p text:style-name="P3">pegar vértices w, l e r</text:p>
                </text:list-item>
                <text:list-item>
                  <text:p text:style-name="P4">Pegar vizinhos de L: <text:span text:style-name="T1">H (compartilham vértice k) e N (compartilham vértice w) </text:span></text:p>
                </text:list-item>
                <text:list-item>
                  <text:p text:style-name="P7">Pegar vizinhos de R: O (compartilham vértice <text:span text:style-name="T2">j</text:span>) e P (compartilham vértice <text:span text:style-name="T2">l</text:span>)</text:p>
                </text:list-item>
                <text:list-item>
                  <text:p text:style-name="P7">Pegar vizinhos de W: S (compartilham vértice <text:span text:style-name="T2">j</text:span>) e V (compartilham vértice <text:span text:style-name="T2">k</text:span>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2:39:47.782917596</meta:creation-date>
    <dc:date>2018-02-22T18:00:13.007107986</dc:date>
    <meta:editing-duration>PT11M48S</meta:editing-duration>
    <meta:editing-cycles>3</meta:editing-cycles>
    <meta:generator>LibreOffice/5.3.7.2.0$Linux_X86_64 LibreOffice_project/30$Build-2</meta:generator>
    <meta:document-statistic meta:table-count="0" meta:image-count="0" meta:object-count="0" meta:page-count="1" meta:paragraph-count="24" meta:word-count="491" meta:character-count="2374" meta:non-whitespace-character-count="1912"/>
  </office:meta>
</office:document-meta>
</file>